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2">
          <table:table-cell/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office:value-type="string" calcext:value-type="string">
            <text:p>until the next banned and suspended announcement following Skirmish season 5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Oldhim becomes Living Legend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/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HfwjczQFRKCgTFHdbjdz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/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2:Sheet1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6:29:15.111672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6:46:31.893192078</dc:date>
    <meta:editing-duration>PT1H24M34S</meta:editing-duration>
    <meta:editing-cycles>69</meta:editing-cycles>
    <meta:generator>LibreOffice/7.2.5.2$MacOSX_X86_64 LibreOffice_project/499f9727c189e6ef3471021d6132d4c694f357e5</meta:generator>
    <meta:document-statistic meta:table-count="1" meta:cell-count="229" meta:object-count="0"/>
  </office:meta>
</office:document-meta>
</file>